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sther Cohen Hart; Judah L. Hackenburg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uneral Oration/</text:p>
      <text:p text:style-name="P3">Brethren! <text:s/>Eleven years have very nigh expired, since I was/ unworthily chosen to officiate on the ministry of our holy religion./ <text:s/>During that period, it has been my painful duty frequently/ to perform the burial service--sometimes even on those near and dear to my heart--but only once did my <text:span text:style-name="T2">feelings and</text:span><text:span text:style-name="T5">/ judgment prompt me to deliver a funeral oration. <text:s/>It was/ at the demise of one, whose memory I still hold in vene-/-ration. <text:s/>It was when the mortal remains of the righteous/ Esther Cohen Hart, were about to be consigned to mother earth./ <text:s/>On that occasion I could literally follow the counsel of/ the ancients, without swerving in aught from absolute/ truth; for, only good could be spoken of that loveable/ woman. <text:s/>But the emotions which urged me then/ to speak, have this day again been fully aroused./</text:span></text:p>
      <text:p text:style-name="P3"><text:span text:style-name="T5">Brethren! <text:s/>It is not to listen to a panegyric on the virtues/ which adorned the character of my </text:span><text:span text:style-name="T2">lamented</text:span><text:span text:style-name="T5"> late friend, that I/ have gathered you around his coffin,--for, were I disposed to/ pronounce it, the recollection of his retiring modesty, would/ bid me forbear--but I have summoned you solely to join me in pouring forth/ laments over the irreparable loss which our Community/ has sustained [Hebrew] <text:s/>In this speculative/ age, when honesty, charity and piety are valued only so/</text:span></text:p>
      <text:p text:style-name="P3"><text:span text:style-name="T5"/></text:p>
      <text:p text:style-name="P3"><text:span text:style-name="T5">[Page 2]</text:span></text:p>
      <text:p text:style-name="P3"><text:span text:style-name="T5">far as they do not conflict with material preferments, we/ may see, but will find exceedingly few that can compare/ with Judah L. Hackenburg. <text:s/>Say, my hearers! does/ this age of calculating skepticism, offer many instances/ of individuals, who, alike in affluence, as in straitened circum-/-stances, follow </text:span><text:soft-page-break/><text:span text:style-name="T5">the standard of the law of Sinai, holding/ incessantly in their hands [Hebrew] "Just balances,/ a just Epha and a just Hin"? <text:s/>Or, is the mind/ often permitted in our days to behold the exemplification/ of that virtue recommended by the inspired Psalmist [Hebrew]/ "Withhold thy tongue from uttering evil?" to bear witness to the/ suavity of a temperament, which </text:span><text:span text:style-name="T2">finds</text:span><text:span text:style-name="T5"> discovers in man much to praise/ and which is scrupulously chary to condemn? <text:s/>Or, Is the worship/ due to the God of our fathers--so humanizing and so ennobling/ of our nature--universally tendered by the recipients of the Torah?/ <text:s/>do we see throngs [Hebrew], assiduously watching at the/ portals of the house of prayer?..... <text:s/>Alas! when we/ contemplate the apathy so rife touching every thing which/ is </text:span><text:span text:style-name="T2">good</text:span><text:span text:style-name="T5"> true and holy, and the insatiable longing after the fleeting/ goods of the earth, our sorrow for the decease of our estimable/ friend, is greatly deepened. <text:s/>For, know ye that the heart/ which has ceased to vilerate, throbbed with unabated love/</text:span></text:p>
      <text:p text:style-name="P3"><text:span text:style-name="T5"/></text:p>
      <text:p text:style-name="P3"><text:span text:style-name="T5">[Page 3]</text:span></text:p>
      <text:p text:style-name="P3"><text:span text:style-name="T5">for God and his sacred behests. <text:s/>Yes, Judah L. Hacken-/-burg might have bequeathed his offspring considerable wealth,/ but he preferred leaving to them the example of an incorruptible/ life. <text:s/>He would and </text:span><text:span text:style-name="T6">did</text:span><text:span text:style-name="T7"> show them through all the walks/ of life that the principles of Justice, of humanity, </text:span><text:span text:style-name="T3">and</text:span><text:span text:style-name="T7"> of out-/ward as of inward </text:span><text:span text:style-name="T3">ceremonial</text:span><text:span text:style-name="T7"> religion must be postponed to no interested motives,/ to no expediency. <text:s/>He would demonstrate to them by deeds as/ well as by precepts, that to fear God, and keep his commands,/ is man's mission upon earth, and not to garner pelf [Hebrew]/ [Hebrew]. <text:s/>Oh! may they copy so noble a/ pattern! <text:s/>The reverence they owe to the memory of a/ father, who was ever solicitous for their real happiness, will/ be best evinced by a steadfast adherence to his last injunction./ <text:s/>Thus did that godly man write, when he felt that his/ terrestrial end was fast approaching. <text:s/>"My children cling to/ your </text:span><text:span text:style-name="T3">faith</text:span><text:span text:style-name="T7"> religion, keep the Sabbath-day" and ere his hand was/ paralyzed in death, it patriarchally rested on the heads of/ those he fondly cherished, while his righteous lips pronounced/ upon them the threefold priestly blessing. <text:s/>Serene was/ his departure from the world, as his dwelling therein had been/ marked by a gentle and peaceful demeanour. <text:s/>Confident/ in the mercy of his Creator, whom he had faithfully served;/</text:span></text:p>
      <text:p text:style-name="P3"><text:span text:style-name="T7"/></text:p>
      <text:p text:style-name="P3"><text:span text:style-name="T7">[Page 4]</text:span></text:p>
      <text:p text:style-name="P3"><text:span text:style-name="T7">firm in the belief of a hereafter, of whose everlasting/ durability, his enlightened mind had long been convinced,/ he rejoiced to appear into the presence of Him "who causeth/ to die, but who reviveth, who bringeth down to the grave,/ but also bringeth up again" [Hebrew]/</text:span></text:p>
      <text:p text:style-name="P3"><text:span text:style-name="T7">Spirit of my departed friend! <text:s/>From the heavenly habitation where/ thou art glorying in the reward of thy manifold virtues, look down/ upon the beloved ones, who mourn and weep. <text:s/>Watch over their/ future steps, let the memory of </text:span><text:span text:style-name="T3">thee</text:span><text:span text:style-name="T7"> thy sterling worth be their shield against/ the allurements of a corrupt world, let </text:span><text:span text:style-name="T3">them be</text:span><text:span text:style-name="T7"> it stir</text:span><text:span text:style-name="T3">red</text:span><text:span text:style-name="T7"> them to/ the fulfilment[sic!] of thy paternal wish, </text:span><text:span text:style-name="T3">and</text:span><text:span text:style-name="T7"> that they may be Israelites without/ guile and without deceit. <text:s/>And on behalf of One who </text:span><text:span text:style-name="T3">has</text:span><text:span text:style-name="T7">/ frequently prayed with</text:span><text:span text:style-name="T8">2</text:span><text:span text:style-name="T9"> thee and for</text:span><text:span text:style-name="T8">1</text:span><text:span text:style-name="T9"> thee, implore Almighty/ God, that peace and unalloyed joy be vouchsafed to him/ for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2:27:18.99</meta:creation-date>
    <meta:document-statistic meta:table-count="0" meta:image-count="0" meta:object-count="0" meta:page-count="3" meta:paragraph-count="71" meta:word-count="991" meta:character-count="6212"/>
    <dc:date>2012-11-08T13:29:57.87</dc:date>
    <meta:editing-duration>PT1M8S</meta:editing-duration>
    <meta:editing-cycles>1</meta:editing-cycles>
    <meta:generator>OpenOffice.org/3.4.1$Win32 OpenOffice.org_project/341m1$Build-9593</meta:generator>
  </office:meta>
</office:document-meta>
</file>